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1af" officeooo:paragraph-rsid="000f21af"/>
    </style:style>
    <style:style style:name="P2" style:family="paragraph" style:parent-style-name="Standard">
      <style:paragraph-properties fo:text-align="start" style:justify-single-word="false"/>
      <style:text-properties officeooo:rsid="000f6d7f" officeooo:paragraph-rsid="000f6d7f"/>
    </style:style>
    <style:style style:name="P3" style:family="paragraph" style:parent-style-name="Standard">
      <style:paragraph-properties fo:text-align="start" style:justify-single-word="false"/>
      <style:text-properties officeooo:rsid="000f6d7f" officeooo:paragraph-rsid="001522b8"/>
    </style:style>
    <style:style style:name="P4" style:family="paragraph" style:parent-style-name="Standard">
      <style:paragraph-properties fo:text-align="start" style:justify-single-word="false"/>
      <style:text-properties officeooo:rsid="00105da5" officeooo:paragraph-rsid="00105da5"/>
    </style:style>
    <style:style style:name="P5" style:family="paragraph" style:parent-style-name="Standard">
      <style:paragraph-properties fo:text-align="start" style:justify-single-word="false"/>
      <style:text-properties officeooo:rsid="00105da5" officeooo:paragraph-rsid="001504f3"/>
    </style:style>
    <style:style style:name="P6" style:family="paragraph" style:parent-style-name="Standard">
      <style:paragraph-properties fo:text-align="start" style:justify-single-word="false"/>
      <style:text-properties officeooo:rsid="0010e788" officeooo:paragraph-rsid="0010e788"/>
    </style:style>
    <style:style style:name="P7" style:family="paragraph" style:parent-style-name="Standard">
      <style:paragraph-properties fo:text-align="start" style:justify-single-word="false"/>
      <style:text-properties officeooo:rsid="001704c4" officeooo:paragraph-rsid="001704c4"/>
    </style:style>
    <style:style style:name="T1" style:family="text">
      <style:text-properties officeooo:rsid="00105da5"/>
    </style:style>
    <style:style style:name="T2" style:family="text">
      <style:text-properties officeooo:rsid="0010e788"/>
    </style:style>
    <style:style style:name="T3" style:family="text">
      <style:text-properties officeooo:rsid="0012c993"/>
    </style:style>
    <style:style style:name="T4" style:family="text">
      <style:text-properties officeooo:rsid="00145f50"/>
    </style:style>
    <style:style style:name="T5" style:family="text">
      <style:text-properties officeooo:rsid="001504f3"/>
    </style:style>
    <style:style style:name="T6" style:family="text">
      <style:text-properties officeooo:rsid="001522b8"/>
    </style:style>
    <style:style style:name="T7" style:family="text">
      <style:text-properties officeooo:rsid="00167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ey Research (SOC 2009) – Seminar #1: exercise</text:p>
      <text:p text:style-name="P1"/>
      <text:p text:style-name="P2"/>
      <text:p text:style-name="P4">Case <text:span text:style-name="T6">1</text:span>:</text:p>
      <text:p text:style-name="P4"/>
      <text:p text:style-name="P4">You are interested in understanding the attitudes of the <text:span text:style-name="T2">public with regard to mental illness.</text:span></text:p>
      <text:p text:style-name="P4"/>
      <text:p text:style-name="P4"/>
      <text:p text:style-name="P4">Case <text:span text:style-name="T6">2:</text:span></text:p>
      <text:p text:style-name="P4"/>
      <text:p text:style-name="P6">You are interested in understanding how the Italian <text:span text:style-name="T7">M</text:span>afia organises itself, and how extortion mechanisms work.</text:p>
      <text:p text:style-name="P4"/>
      <text:p text:style-name="P3">Case <text:span text:style-name="T6">3</text:span>:</text:p>
      <text:p text:style-name="P3"/>
      <text:p text:style-name="P3">You are interested in understanding the relationship between the consumption of alcohol in young people <text:span text:style-name="T1">and their social class.</text:span></text:p>
      <text:p text:style-name="P4"/>
      <text:p text:style-name="P4">Case <text:span text:style-name="T5">4</text:span>:</text:p>
      <text:p text:style-name="P4"/>
      <text:p text:style-name="P6">You are interested in understanding <text:span text:style-name="T3">a change in the</text:span> attitudes of Young People with regard to the <text:span text:style-name="T3">consumption of news: using the Internet instead of traditional media.</text:span></text:p>
      <text:p text:style-name="P6"/>
      <text:p text:style-name="P5">Case <text:span text:style-name="T5">5</text:span>:</text:p>
      <text:p text:style-name="P5"/>
      <text:p text:style-name="P5">You are interested in understanding the reasons why people decide to participate in Wikipedia.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zas</meta:initial-creator>
    <meta:creation-date>2015-10-01T13:20:20.801120952</meta:creation-date>
    <dc:date>2015-10-01T13:45:59.478198901</dc:date>
    <dc:creator>David Rozas</dc:creator>
    <meta:editing-duration>PT25M35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108" meta:character-count="675" meta:non-whitespace-character-count="577"/>
  </office:meta>
</office:document-meta>
</file>